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bugsperlo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virt</text:p>
          </table:table-cell>
          <table:table-cell office:value-type="float" office:value="10487" calcext:value-type="float">
            <text:p>10487</text:p>
          </table:table-cell>
          <table:table-cell office:value-type="float" office:value="38265" calcext:value-type="float">
            <text:p>38265</text:p>
          </table:table-cell>
          <table:table-cell office:value-type="float" office:value="485608" calcext:value-type="float">
            <text:p>4856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]/[.B1]*100" office:value-type="float" office:value="0" calcext:value-type="float">
            <text:p>0.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215159" calcext:value-type="float">
            <text:p>215159</text:p>
          </table:table-cell>
          <table:table-cell office:value-type="float" office:value="813012" calcext:value-type="float">
            <text:p>813012</text:p>
          </table:table-cell>
          <table:table-cell office:value-type="float" office:value="12447498" calcext:value-type="float">
            <text:p>12447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/[.B2]*100" office:value-type="float" office:value="0.000464772563546029" calcext:value-type="float">
            <text:p>0.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8868" calcext:value-type="float">
            <text:p>8868</text:p>
          </table:table-cell>
          <table:table-cell office:value-type="float" office:value="34532" calcext:value-type="float">
            <text:p>34532</text:p>
          </table:table-cell>
          <table:table-cell office:value-type="float" office:value="322200" calcext:value-type="float">
            <text:p>322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]/[.B3]*100" office:value-type="float" office:value="0.01127649977447" calcext:value-type="float">
            <text:p>0.0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5734" calcext:value-type="float">
            <text:p>5734</text:p>
          </table:table-cell>
          <table:table-cell office:value-type="float" office:value="25589" calcext:value-type="float">
            <text:p>25589</text:p>
          </table:table-cell>
          <table:table-cell office:value-type="float" office:value="242742" calcext:value-type="float">
            <text:p>2427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]/[.B4]*100" office:value-type="float" office:value="0.0174398325776073" calcext:value-type="float">
            <text:p>0.0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75568" calcext:value-type="float">
            <text:p>75568</text:p>
          </table:table-cell>
          <table:table-cell office:value-type="float" office:value="300025" calcext:value-type="float">
            <text:p>300025</text:p>
          </table:table-cell>
          <table:table-cell office:value-type="float" office:value="4002263" calcext:value-type="float">
            <text:p>40022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5]/[.B5]*100" office:value-type="float" office:value="0.0251429176370951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129074" calcext:value-type="float">
            <text:p>129074</text:p>
          </table:table-cell>
          <table:table-cell office:value-type="float" office:value="147945" calcext:value-type="float">
            <text:p>147945</text:p>
          </table:table-cell>
          <table:table-cell office:value-type="float" office:value="10323546" calcext:value-type="float">
            <text:p>1032354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E6]/[.B6]*100" office:value-type="float" office:value="0.165021615507383" calcext:value-type="float">
            <text:p>0.16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float" office:value="90670" calcext:value-type="float">
            <text:p>90670</text:p>
          </table:table-cell>
          <table:table-cell office:value-type="float" office:value="372499" calcext:value-type="float">
            <text:p>372499</text:p>
          </table:table-cell>
          <table:table-cell office:value-type="float" office:value="4861907" calcext:value-type="float">
            <text:p>4861907</text:p>
          </table:table-cell>
          <table:table-cell office:value-type="float" office:value="382" calcext:value-type="float">
            <text:p>382</text:p>
          </table:table-cell>
          <table:table-cell office:value-type="float" office:value="335" calcext:value-type="float">
            <text:p>335</text:p>
          </table:table-cell>
          <table:table-cell table:formula="of:=[.E7]/[.B7]*100" office:value-type="float" office:value="0.421308040145583" calcext:value-type="float">
            <text:p>0.4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38111" calcext:value-type="float">
            <text:p>38111</text:p>
          </table:table-cell>
          <table:table-cell office:value-type="float" office:value="153000" calcext:value-type="float">
            <text:p>153000</text:p>
          </table:table-cell>
          <table:table-cell office:value-type="float" office:value="1705085" calcext:value-type="float">
            <text:p>1705085</text:p>
          </table:table-cell>
          <table:table-cell office:value-type="float" office:value="1776" calcext:value-type="float">
            <text:p>1776</text:p>
          </table:table-cell>
          <table:table-cell office:value-type="float" office:value="158" calcext:value-type="float">
            <text:p>158</text:p>
          </table:table-cell>
          <table:table-cell table:formula="of:=[.E8]/[.B8]*100" office:value-type="float" office:value="4.66007189525334" calcext:value-type="float">
            <text:p>4.660</text:p>
          </table:table-cell>
          <table:table-cell/>
        </table:table-row>
        <table:table-row table:style-name="ro1">
          <table:table-cell office:value-type="string" calcext:value-type="string">
            <text:p>lib</text:p>
          </table:table-cell>
          <table:table-cell office:value-type="float" office:value="105285" calcext:value-type="float">
            <text:p>105285</text:p>
          </table:table-cell>
          <table:table-cell office:value-type="float" office:value="505252" calcext:value-type="float">
            <text:p>505252</text:p>
          </table:table-cell>
          <table:table-cell office:value-type="float" office:value="4856149" calcext:value-type="float">
            <text:p>4856149</text:p>
          </table:table-cell>
          <table:table-cell office:value-type="float" office:value="2371" calcext:value-type="float">
            <text:p>2371</text:p>
          </table:table-cell>
          <table:table-cell office:value-type="float" office:value="1904" calcext:value-type="float">
            <text:p>1904</text:p>
          </table:table-cell>
          <table:table-cell table:formula="of:=[.E9]/[.B9]*100" office:value-type="float" office:value="2.25198271358693" calcext:value-type="float">
            <text:p>2.252</text:p>
          </table:table-cell>
          <table:table-cell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7504" calcext:value-type="float">
            <text:p>7504</text:p>
          </table:table-cell>
          <table:table-cell office:value-type="float" office:value="30344" calcext:value-type="float">
            <text:p>30344</text:p>
          </table:table-cell>
          <table:table-cell office:value-type="float" office:value="411568" calcext:value-type="float">
            <text:p>411568</text:p>
          </table:table-cell>
          <table:table-cell office:value-type="float" office:value="2471" calcext:value-type="float">
            <text:p>2471</text:p>
          </table:table-cell>
          <table:table-cell office:value-type="float" office:value="2386" calcext:value-type="float">
            <text:p>2386</text:p>
          </table:table-cell>
          <table:table-cell table:formula="of:=[.E10]/[.B10]*100" office:value-type="float" office:value="32.9291044776119" calcext:value-type="float">
            <text:p>32.9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845" calcext:value-type="float">
            <text:p>845</text:p>
          </table:table-cell>
          <table:table-cell office:value-type="float" office:value="3409" calcext:value-type="float">
            <text:p>3409</text:p>
          </table:table-cell>
          <table:table-cell office:value-type="float" office:value="35393" calcext:value-type="float">
            <text:p>35393</text:p>
          </table:table-cell>
          <table:table-cell office:value-type="float" office:value="2471" calcext:value-type="float">
            <text:p>2471</text:p>
          </table:table-cell>
          <table:table-cell office:value-type="float" office:value="11" calcext:value-type="float">
            <text:p>11</text:p>
          </table:table-cell>
          <table:table-cell table:formula="of:=[.E11]/[.B11]*100" office:value-type="float" office:value="292.426035502959" calcext:value-type="float">
            <text:p>292.4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08497" calcext:value-type="float">
            <text:p>108497</text:p>
          </table:table-cell>
          <table:table-cell office:value-type="float" office:value="461170" calcext:value-type="float">
            <text:p>461170</text:p>
          </table:table-cell>
          <table:table-cell office:value-type="float" office:value="4389299" calcext:value-type="float">
            <text:p>4389299</text:p>
          </table:table-cell>
          <table:table-cell office:value-type="float" office:value="3001" calcext:value-type="float">
            <text:p>3001</text:p>
          </table:table-cell>
          <table:table-cell office:value-type="float" office:value="1659" calcext:value-type="float">
            <text:p>1659</text:p>
          </table:table-cell>
          <table:table-cell table:formula="of:=[.E12]/[.B12]*100" office:value-type="float" office:value="2.76597509608561" calcext:value-type="float">
            <text:p>2.76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875947" calcext:value-type="float">
            <text:p>875947</text:p>
          </table:table-cell>
          <table:table-cell office:value-type="float" office:value="3529094" calcext:value-type="float">
            <text:p>3529094</text:p>
          </table:table-cell>
          <table:table-cell office:value-type="float" office:value="49211218" calcext:value-type="float">
            <text:p>49211218</text:p>
          </table:table-cell>
          <table:table-cell office:value-type="float" office:value="3397" calcext:value-type="float">
            <text:p>3397</text:p>
          </table:table-cell>
          <table:table-cell office:value-type="float" office:value="794" calcext:value-type="float">
            <text:p>794</text:p>
          </table:table-cell>
          <table:table-cell table:formula="of:=[.E13]/[.B13]*100" office:value-type="float" office:value="0.387808851448775" calcext:value-type="float">
            <text:p>0.388</text:p>
          </table:table-cell>
          <table:table-cell/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80219" calcext:value-type="float">
            <text:p>80219</text:p>
          </table:table-cell>
          <table:table-cell office:value-type="float" office:value="286778" calcext:value-type="float">
            <text:p>286778</text:p>
          </table:table-cell>
          <table:table-cell office:value-type="float" office:value="4083229" calcext:value-type="float">
            <text:p>4083229</text:p>
          </table:table-cell>
          <table:table-cell office:value-type="float" office:value="3590" calcext:value-type="float">
            <text:p>3590</text:p>
          </table:table-cell>
          <table:table-cell office:value-type="float" office:value="3527" calcext:value-type="float">
            <text:p>3527</text:p>
          </table:table-cell>
          <table:table-cell table:formula="of:=[.E14]/[.B14]*100" office:value-type="float" office:value="4.4752490058465" calcext:value-type="float">
            <text:p>4.475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890562" calcext:value-type="float">
            <text:p>890562</text:p>
          </table:table-cell>
          <table:table-cell office:value-type="float" office:value="3380999" calcext:value-type="float">
            <text:p>3380999</text:p>
          </table:table-cell>
          <table:table-cell office:value-type="float" office:value="43711942" calcext:value-type="float">
            <text:p>43711942</text:p>
          </table:table-cell>
          <table:table-cell office:value-type="float" office:value="3684" calcext:value-type="float">
            <text:p>3684</text:p>
          </table:table-cell>
          <table:table-cell office:value-type="float" office:value="2109" calcext:value-type="float">
            <text:p>2109</text:p>
          </table:table-cell>
          <table:table-cell table:formula="of:=[.E15]/[.B15]*100" office:value-type="float" office:value="0.413671367069334" calcext:value-type="float">
            <text:p>0.414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43877" calcext:value-type="float">
            <text:p>243877</text:p>
          </table:table-cell>
          <table:table-cell office:value-type="float" office:value="964835" calcext:value-type="float">
            <text:p>964835</text:p>
          </table:table-cell>
          <table:table-cell office:value-type="float" office:value="11555404" calcext:value-type="float">
            <text:p>11555404</text:p>
          </table:table-cell>
          <table:table-cell office:value-type="float" office:value="5071" calcext:value-type="float">
            <text:p>5071</text:p>
          </table:table-cell>
          <table:table-cell office:value-type="float" office:value="1235" calcext:value-type="float">
            <text:p>1235</text:p>
          </table:table-cell>
          <table:table-cell table:formula="of:=[.E16]/[.B16]*100" office:value-type="float" office:value="2.07932687379294" calcext:value-type="float">
            <text:p>2.079</text:p>
          </table:table-cell>
          <table:table-cell/>
        </table:table-row>
        <table:table-row table:style-name="ro1">
          <table:table-cell office:value-type="string" calcext:value-type="string">
            <text:p>arch</text:p>
          </table:table-cell>
          <table:table-cell office:value-type="float" office:value="3365371" calcext:value-type="float">
            <text:p>3365371</text:p>
          </table:table-cell>
          <table:table-cell office:value-type="float" office:value="13566018" calcext:value-type="float">
            <text:p>13566018</text:p>
          </table:table-cell>
          <table:table-cell office:value-type="float" office:value="205300298" calcext:value-type="float">
            <text:p>205300298</text:p>
          </table:table-cell>
          <table:table-cell office:value-type="float" office:value="7270" calcext:value-type="float">
            <text:p>7270</text:p>
          </table:table-cell>
          <table:table-cell office:value-type="float" office:value="2927" calcext:value-type="float">
            <text:p>2927</text:p>
          </table:table-cell>
          <table:table-cell table:formula="of:=[.E17]/[.B17]*100" office:value-type="float" office:value="0.216023731113152" calcext:value-type="float">
            <text:p>0.216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171794" calcext:value-type="float">
            <text:p>1171794</text:p>
          </table:table-cell>
          <table:table-cell office:value-type="float" office:value="5107297" calcext:value-type="float">
            <text:p>5107297</text:p>
          </table:table-cell>
          <table:table-cell office:value-type="float" office:value="55836539" calcext:value-type="float">
            <text:p>55836539</text:p>
          </table:table-cell>
          <table:table-cell office:value-type="float" office:value="7270" calcext:value-type="float">
            <text:p>7270</text:p>
          </table:table-cell>
          <table:table-cell office:value-type="float" office:value="2861" calcext:value-type="float">
            <text:p>2861</text:p>
          </table:table-cell>
          <table:table-cell table:formula="of:=[.E18]/[.B18]*100" office:value-type="float" office:value="0.620416216502218" calcext:value-type="float">
            <text:p>0.620</text:p>
          </table:table-cell>
          <table:table-cell/>
        </table:table-row>
        <table:table-row table:style-name="ro1">
          <table:table-cell office:value-type="string" calcext:value-type="string">
            <text:p>arch/x86</text:p>
          </table:table-cell>
          <table:table-cell office:value-type="float" office:value="343383" calcext:value-type="float">
            <text:p>343383</text:p>
          </table:table-cell>
          <table:table-cell office:value-type="float" office:value="1385556" calcext:value-type="float">
            <text:p>1385556</text:p>
          </table:table-cell>
          <table:table-cell office:value-type="float" office:value="17529117" calcext:value-type="float">
            <text:p>17529117</text:p>
          </table:table-cell>
          <table:table-cell office:value-type="float" office:value="7270" calcext:value-type="float">
            <text:p>7270</text:p>
          </table:table-cell>
          <table:table-cell office:value-type="float" office:value="1933" calcext:value-type="float">
            <text:p>1933</text:p>
          </table:table-cell>
          <table:table-cell table:formula="of:=[.E19]/[.B19]*100" office:value-type="float" office:value="2.11716945801044" calcext:value-type="float">
            <text:p>2.117</text:p>
          </table:table-cell>
          <table:table-cell/>
        </table:table-row>
        <table:table-row table:style-name="ro1">
          <table:table-cell office:value-type="string" calcext:value-type="string">
            <text:p>include</text:p>
          </table:table-cell>
          <table:table-cell office:value-type="float" office:value="692357" calcext:value-type="float">
            <text:p>692357</text:p>
          </table:table-cell>
          <table:table-cell office:value-type="float" office:value="3103176" calcext:value-type="float">
            <text:p>3103176</text:p>
          </table:table-cell>
          <table:table-cell office:value-type="float" office:value="41334292" calcext:value-type="float">
            <text:p>41334292</text:p>
          </table:table-cell>
          <table:table-cell office:value-type="float" office:value="11503" calcext:value-type="float">
            <text:p>11503</text:p>
          </table:table-cell>
          <table:table-cell office:value-type="float" office:value="8448" calcext:value-type="float">
            <text:p>8448</text:p>
          </table:table-cell>
          <table:table-cell table:formula="of:=[.E20]/[.B20]*100" office:value-type="float" office:value="1.66142611398455" calcext:value-type="float">
            <text:p>1.661</text:p>
          </table:table-cell>
          <table:table-cell/>
        </table:table-row>
        <table:table-row table:style-name="ro1">
          <table:table-cell office:value-type="string" calcext:value-type="string">
            <text:p>drivers</text:p>
          </table:table-cell>
          <table:table-cell office:value-type="float" office:value="10818242" calcext:value-type="float">
            <text:p>10818242</text:p>
          </table:table-cell>
          <table:table-cell office:value-type="float" office:value="43090914" calcext:value-type="float">
            <text:p>43090914</text:p>
          </table:table-cell>
          <table:table-cell office:value-type="float" office:value="679477999" calcext:value-type="float">
            <text:p>679477999</text:p>
          </table:table-cell>
          <table:table-cell office:value-type="float" office:value="19456" calcext:value-type="float">
            <text:p>19456</text:p>
          </table:table-cell>
          <table:table-cell office:value-type="float" office:value="13159" calcext:value-type="float">
            <text:p>13159</text:p>
          </table:table-cell>
          <table:table-cell table:formula="of:=[.E21]/[.B21]*100" office:value-type="float" office:value="0.179844377672454" calcext:value-type="float">
            <text:p>0.180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warns</text:p>
          </table:table-cell>
          <table:table-cell office:value-type="string" calcext:value-type="string">
            <text:p>warns2</text:p>
          </table:table-cell>
          <table:table-cell table:style-name="Default" office:value-type="string" calcext:value-type="string">
            <text:p>warns/loc</text:p>
          </table:table-cell>
          <table:table-cell/>
        </table:table-row>
      </table:table>
      <table:named-expressions/>
      <table:database-ranges>
        <table:database-range table:name="__Anonymous_Sheet_DB__0" table:target-range-address="bugsperloc.A1:bugsperloc.H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Nimbus Sans L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0:46:32.90211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9T10:50:57.141954396</dc:date>
    <meta:editing-duration>PT19M58S</meta:editing-duration>
    <meta:editing-cycles>4</meta:editing-cycles>
    <meta:generator>LibreOffice/5.0.0.5$Linux_x86 LibreOffice_project/00m0$Build-5</meta:generator>
    <meta:document-statistic meta:table-count="1" meta:cell-count="162" meta:object-count="0"/>
  </office:meta>
</office:document-meta>
</file>